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62B000003787667AD989F5B0C1A.jpg" manifest:media-type="image/jpe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3.33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T1" style:family="text">
      <style:text-properties fo:font-size="112.800003051758pt" fo:font-weight="bold" style:font-size-asian="112.800003051758pt" style:font-weight-asian="bold" style:font-size-complex="112.800003051758pt" style:font-weight-complex="bold"/>
    </style:style>
    <style:style style:name="T2" style:family="text">
      <style:text-properties fo:font-size="112.800003051758pt" style:font-size-asian="112.800003051758pt" style:font-size-complex="112.800003051758pt"/>
    </style:style>
    <style:style style:name="T3" style:family="text">
      <style:text-properties fo:font-size="112.800003051758pt" fo:font-style="italic" style:font-size-asian="112.800003051758pt" style:font-style-asian="italic" style:font-size-complex="112.80000305175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3.1cm" svg:height="43.18cm" svg:x="1cm" svg:y="15.097cm">
          <draw:image xlink:href="Pictures/100000000000062B000003787667AD989F5B0C1A.jpg" xlink:type="simple" xlink:show="embed" xlink:actuate="onLoad" loext:mime-type="image/jpeg">
            <text:p/>
          </draw:image>
        </draw:frame>
        <draw:frame draw:style-name="gr2" draw:text-style-name="P3" draw:layer="layout" svg:width="84.1cm" svg:height="13.586cm" svg:x="0cm" svg:y="0.873cm">
          <draw:text-box>
            <text:p text:style-name="P2"><text:span text:style-name="T1">Pietų pertraukos piketas: </text:span><text:span text:style-name="T2"><text:line-break/></text:span><text:span text:style-name="T2">„</text:span><text:span text:style-name="T3">Pagerbkime mirusias bankinio ekonomisto smegenis</text:span><text:span text:style-name="T2">“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2-11T12:59:43.947774586</meta:creation-date>
    <dc:date>2020-02-12T17:05:43.412298950</dc:date>
    <meta:editing-duration>PT2H26M48S</meta:editing-duration>
    <meta:editing-cycles>2</meta:editing-cycles>
    <meta:generator>LibreOffice/6.3.4.2$Linux_X86_64 LibreOffice_project/30$Build-2</meta:generator>
    <meta:document-statistic meta:object-count="2"/>
  </office:meta>
</office:document-meta>
</file>